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4pt" officeooo:rsid="0003b7e7" officeooo:paragraph-rsid="0003b7e7" style:font-size-asian="14pt" style:font-size-complex="14pt"/>
    </style:style>
    <style:style style:name="P2" style:family="paragraph" style:parent-style-name="Standard">
      <style:text-properties style:font-name="Times New Roman" fo:font-size="14pt" officeooo:rsid="00015122" officeooo:paragraph-rsid="0003b7e7" style:font-size-asian="14pt" style:font-size-complex="14pt"/>
    </style:style>
    <style:style style:name="P3" style:family="paragraph" style:parent-style-name="Standard">
      <style:text-properties style:font-name="Times New Roman" fo:font-size="14pt" officeooo:rsid="00015122" officeooo:paragraph-rsid="0002a1b7" style:font-size-asian="14pt" style:font-size-complex="14pt"/>
    </style:style>
    <style:style style:name="P4" style:family="paragraph" style:parent-style-name="Standard">
      <style:text-properties style:font-name="Times New Roman" fo:font-size="14pt" officeooo:rsid="00015122" officeooo:paragraph-rsid="00015122" style:font-size-asian="14pt" style:font-size-complex="14pt"/>
    </style:style>
    <style:style style:name="P5" style:family="paragraph" style:parent-style-name="Standard">
      <style:text-properties style:font-name="Times New Roman" fo:font-size="14pt" officeooo:rsid="00015122" officeooo:paragraph-rsid="00052c3e" style:font-size-asian="14pt" style:font-size-complex="14pt"/>
    </style:style>
    <style:style style:name="P6" style:family="paragraph" style:parent-style-name="Standard">
      <style:text-properties style:font-name="Times New Roman" fo:font-size="14pt" officeooo:rsid="00015122" officeooo:paragraph-rsid="0006a735" style:font-size-asian="14pt" style:font-size-complex="14pt"/>
    </style:style>
    <style:style style:name="P7" style:family="paragraph" style:parent-style-name="Standard">
      <style:text-properties style:font-name="Times New Roman" fo:font-size="14pt" fo:language="en" fo:country="IN" officeooo:rsid="0003d3f5" officeooo:paragraph-rsid="00052c3e" style:font-size-asian="14pt" style:font-size-complex="14pt"/>
    </style:style>
    <style:style style:name="P8" style:family="paragraph" style:parent-style-name="Standard">
      <style:text-properties style:font-name="Times New Roman" fo:font-size="14pt" officeooo:rsid="00015122" officeooo:paragraph-rsid="0002a1b7" style:font-size-asian="14pt" style:font-size-complex="14pt"/>
    </style:style>
    <style:style style:name="P9" style:family="paragraph" style:parent-style-name="Standard">
      <style:text-properties style:font-name="Times New Roman" fo:font-size="14pt" officeooo:rsid="00015122" officeooo:paragraph-rsid="00015122" style:font-size-asian="14pt" style:font-size-complex="14pt"/>
    </style:style>
    <style:style style:name="T1" style:family="text">
      <style:text-properties fo:language="en" fo:country="IN"/>
    </style:style>
    <style:style style:name="T2" style:family="text">
      <style:text-properties fo:language="en" fo:country="IN" officeooo:rsid="0003d3f5"/>
    </style:style>
    <style:style style:name="T3" style:family="text">
      <style:text-properties fo:language="en" fo:country="IN" officeooo:rsid="00052c3e"/>
    </style:style>
    <style:style style:name="T4" style:family="text">
      <style:text-properties fo:language="en" fo:country="IN" officeooo:rsid="0006a735"/>
    </style:style>
    <style:style style:name="T5" style:family="text">
      <style:text-properties fo:language="en" fo:country="IN" officeooo:rsid="0006ec63"/>
    </style:style>
    <style:style style:name="T6" style:family="text">
      <style:text-properties fo:language="en" fo:country="IN" officeooo:rsid="00089818"/>
    </style:style>
    <style:style style:name="T7" style:family="text">
      <style:text-properties fo:language="en" fo:country="IN" officeooo:rsid="000a95d4"/>
    </style:style>
    <style:style style:name="T8" style:family="text">
      <style:text-properties fo:language="en" fo:country="IN" officeooo:rsid="000d4322"/>
    </style:style>
    <style:style style:name="T9" style:family="text">
      <style:text-properties fo:language="en" fo:country="IN" officeooo:rsid="000f3e50"/>
    </style:style>
    <style:style style:name="T10" style:family="text">
      <style:text-properties fo:language="en" fo:country="IN" officeooo:rsid="000fecee"/>
    </style:style>
    <style:style style:name="T11" style:family="text">
      <style:text-properties fo:language="en" fo:country="IN" officeooo:rsid="00115819"/>
    </style:style>
    <style:style style:name="T12" style:family="text">
      <style:text-properties fo:language="en" fo:country="IN" officeooo:rsid="0012b136"/>
    </style:style>
    <style:style style:name="T13" style:family="text">
      <style:text-properties fo:language="en" fo:country="IN" officeooo:rsid="0014a45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pire:</text:p>
      <text:p text:style-name="P2"/>
      <text:p text:style-name="P2"/>
      <text:p text:style-name="P3"/>
      <text:p text:style-name="P3">Promote:</text:p>
      <text:p text:style-name="P3"/>
      <text:p text:style-name="P3"><text:tab/></text:p>
      <text:p text:style-name="P3"><text:line-break/></text:p>
      <text:p text:style-name="P4"/>
      <text:p text:style-name="P5">Teach: </text:p>
      <text:p text:style-name="P7"/>
      <text:p text:style-name="P6"><text:span text:style-name="T13">Firstly I should be clear with the concept and should have all the related information about that particular topic. Then I would ask the person to share whatever knowledge he/she has about the concept, enabling me to figure out how much understanding they need. I would use the simplest, real world examples and stories to make the person understand the topic. Diagrams are an effective tool which not only helps in understanding the topic, but also helps in remembering it.Let us take the concept of classes and objects. Objects are entities with their own characteristics. I can take the example of <text:s/>‘Orange’ as an Object, which has characteristics like shape, colour, taste etc. Similarly, Classes are group of Objects that share common properties and behaviour. Fruit can be the perfect example of a Class, and Orange comes under fruit category, which is the Object of Class Fruit. This is the simplest explanation. Later i will clear doubts related to the topic.</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irstly I will put myself in students </text:p>
      <text:p text:style-name="Standard">shoes to get a perspective from his or </text:p>
      <text:p text:style-name="Standard">her point of view after spending some </text:p>
      <text:p text:style-name="Standard">time analyzing what should be my top </text:p>
      <text:p text:style-name="Standard">priorities I will start making a </text:p>
      <text:p text:style-name="Standard">timeline for the event which I will be </text:p>
      <text:p text:style-name="Standard">promoting I put a lot of stress on the </text:p>
      <text:p text:style-name="Standard">quality of content of the domains that </text:p>
      <text:p text:style-name="Standard"><text:soft-page-break/>will be covered in the event just to be </text:p>
      <text:p text:style-name="Standard">double sure I will cross check my </text:p>
      <text:p text:style-name="Standard">content with the professors and seniors </text:p>
      <text:p text:style-name="Standard">in my college so that there will be no </text:p>
      <text:p text:style-name="Standard">room for false information I will create </text:p>
      <text:p text:style-name="Standard">a beautiful and mesmerizing poster that </text:p>
      <text:p text:style-name="Standard">will attract and make many students </text:p>
      <text:p text:style-name="Standard">curious our team up with like-minded </text:p>
      <text:p text:style-name="Standard">people and make a small website probably </text:p>
      <text:p text:style-name="Standard">hosted on notify and embed the link in </text:p>
      <text:p text:style-name="Standard">the poster through a QR code to track </text:p>
      <text:p text:style-name="Standard">registrations and give the participants </text:p>
      <text:p text:style-name="Standard">the basic idea of the event along with </text:p>
      <text:p text:style-name="Standard">the books that they will be getting then </text:p>
      <text:p text:style-name="Standard">with the use of digital marketing I will </text:p>
      <text:p text:style-name="Standard">promote the event LinkedIn Facebook </text:p>
      <text:p text:style-name="Standard">Instagram and Twitter will be my go-to </text:p>
      <text:p text:style-name="Standard">options for social media marketing I </text:p>
      <text:p text:style-name="Standard">will - time to time stories where I will </text:p>
      <text:p text:style-name="Standard">share the link box poster and general </text:p>
      <text:p text:style-name="Standard">frequently asked questions just to add </text:p>
      <text:p text:style-name="Standard">on I will take permission from the </text:p>
      <text:p text:style-name="Standard">college authorities to do test duties in </text:p>
      <text:p text:style-name="Standard">the main academic block building for </text:p>
      <text:p text:style-name="Standard">better reach of audience I will try my </text:p>
      <text:p text:style-name="Standard">best to reach students from all four </text:p>
      <text:p text:style-name="Standard">years I have quite a lot of experience </text:p>
      <text:p text:style-name="Standard">in the fields of digital marketing as I </text:p>
      <text:p text:style-name="Standard">handle all the social media of DSC be IT </text:p>
      <text:p text:style-name="Standard">a club which is powered by the Google </text:p>
      <text:p text:style-name="Standard">developers I am even quite some with </text:p>
      <text:p text:style-name="Standard">organizing flagship events and </text:p>
      <text:p text:style-name="Standard">hackathons which has more than thousand </text:p>
      <text:p text:style-name="Standard">registrations and free of cost for all </text:p>
      <text:p text:style-name="Standard">the internal and external participants I </text:p>
      <text:p text:style-name="Standard">even planned to team up with other MS </text:p>
      <text:p text:style-name="Standard">fees and my college and to weekly events </text:p>
      <text:p text:style-name="Standard">and take this program to the next level </text:p>
      <text:p text:style-name="Standard">we might make a small club in the </text:p>
      <text:p text:style-name="Standard">college to promote learning in all </text:p>
      <text:p text:style-name="Standard">domains of tech design content and </text:p>
      <text:p text:style-name="Standard">management I hope to learn a lot from </text:p>
      <text:p text:style-name="Standard">this program and hopefully make a </text:p>
      <text:p text:style-name="Standard">difference another soup in slides - </text:p>
      <text:p text:style-name="Standard">thank you </text:p>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5T00:36:46.050000000</dc:date>
    <meta:editing-duration>PT1H53M19S</meta:editing-duration>
    <meta:editing-cycles>7</meta:editing-cycles>
    <meta:document-statistic meta:table-count="0" meta:image-count="0" meta:object-count="0" meta:page-count="2" meta:paragraph-count="59" meta:word-count="535" meta:character-count="2986" meta:non-whitespace-character-count="2451"/>
  </office:meta>
</office:document-meta>
</file>